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b0c" officeooo:paragraph-rsid="001fcb0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jecutar este archivo debe realizar los siguientes pasos:</text:p>
      <text:p text:style-name="P1"/>
      <text:p text:style-name="P1"><text:s/>Actualizar el sistema : sudo apt update</text:p>
      <text:p text:style-name="P1"/>
      <text:p text:style-name="P1">Intalar la jvm: <text:s/>sudo apt install default-jre</text:p>
      <text:p text:style-name="P1"/>
      <text:p text:style-name="P1">Ejecutar el archivo.jar : java -jar archivo.jar <text:span text:style-name="T1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2:06:21.824445620</meta:creation-date>
    <dc:date>2023-07-18T02:13:45.578181260</dc:date>
    <meta:editing-duration>PT7M24S</meta:editing-duration>
    <meta:editing-cycles>1</meta:editing-cycles>
    <meta:document-statistic meta:table-count="0" meta:image-count="0" meta:object-count="0" meta:page-count="1" meta:paragraph-count="4" meta:word-count="30" meta:character-count="195" meta:non-whitespace-character-count="166"/>
    <meta:generator>LibreOffice/7.5.4.2$Linux_X86_64 LibreOffice_project/50$Build-2</meta:generator>
  </office:meta>
</office:document-meta>
</file>